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2" style:parent-style-name="Fonteparág.padrão" style:family="text">
      <style:text-properties fo:font-weight="bold" style:font-weight-asian="bold"/>
    </style:style>
    <style:style style:name="P3" style:parent-style-name="Standard" style:family="paragraph">
      <style:paragraph-properties fo:text-align="center"/>
    </style:style>
    <style:style style:name="T4" style:parent-style-name="Fonteparág.padrão" style:family="text">
      <style:text-properties fo:font-weight="bold" style:font-weight-asian="bold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/>
    <style:style style:name="P7" style:parent-style-name="Standard" style:family="paragraph">
      <style:paragraph-properties fo:margin-left="0.5in">
        <style:tab-stops/>
      </style:paragraph-properties>
    </style:style>
    <style:style style:name="P8" style:parent-style-name="Standard" style:family="paragraph"/>
    <style:style style:name="P9" style:parent-style-name="Standard" style:family="paragraph">
      <style:text-properties fo:color="#FF0000"/>
    </style:style>
    <style:style style:name="P10" style:parent-style-name="Standard" style:family="paragraph"/>
    <style:style style:name="P11" style:parent-style-name="Standard" style:family="paragraph">
      <style:paragraph-properties fo:margin-left="0.5in">
        <style:tab-stops/>
      </style:paragraph-properties>
    </style:style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>
      <style:paragraph-properties fo:margin-left="0.5in">
        <style:tab-stops/>
      </style:paragraph-properties>
    </style:style>
    <style:style style:name="P15" style:parent-style-name="Standard" style:family="paragraph"/>
    <style:style style:name="P16" style:parent-style-name="Standard" style:family="paragraph">
      <style:paragraph-properties fo:margin-left="0.5in">
        <style:tab-stops/>
      </style:paragraph-properties>
    </style:style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>
      <style:paragraph-properties fo:margin-left="0.5in">
        <style:tab-stops/>
      </style:paragraph-properties>
    </style:style>
    <style:style style:name="P20" style:parent-style-name="Standard" style:family="paragraph"/>
    <style:style style:name="P21" style:parent-style-name="Standard" style:family="paragraph"/>
    <style:style style:name="T22" style:parent-style-name="Fonteparág.padrão" style:family="text">
      <style:text-properties fo:font-weight="bold" style:font-weight-asian="bold"/>
    </style:style>
    <style:style style:name="T23" style:parent-style-name="Fonteparág.padrão" style:family="text">
      <style:text-properties fo:font-weight="bold" style:font-weight-asian="bold"/>
    </style:style>
    <style:style style:name="T24" style:parent-style-name="Fonteparág.padrão" style:family="text">
      <style:text-properties fo:font-weight="bold" style:font-weight-asian="bold"/>
    </style:style>
    <style:style style:name="T25" style:parent-style-name="Fonteparág.padrão" style:family="text">
      <style:text-properties fo:font-weight="bold" style:font-weight-asian="bold"/>
    </style:style>
    <style:style style:name="P26" style:parent-style-name="Standard" style:family="paragraph"/>
    <style:style style:name="P27" style:parent-style-name="Standard" style:family="paragraph">
      <style:paragraph-properties fo:margin-top="0.1666in" fo:margin-bottom="0.1666in" fo:line-height="100%"/>
    </style:style>
    <style:style style:name="T28" style:parent-style-name="Fonteparág.padrão" style:family="text">
      <style:text-properties fo:font-weight="bold" style:font-weight-asian="bold"/>
    </style:style>
    <style:style style:name="T29" style:parent-style-name="Fonteparág.padrão" style:family="text">
      <style:text-properties fo:font-weight="bold" style:font-weight-asian="bold"/>
    </style:style>
    <style:style style:name="T30" style:parent-style-name="Fonteparág.padrão" style:family="text">
      <style:text-properties fo:font-weight="bold" style:font-weight-asian="bold"/>
    </style:style>
    <style:style style:name="T31" style:parent-style-name="Fonteparág.padrão" style:family="text">
      <style:text-properties fo:font-weight="bold" style:font-weight-asian="bold"/>
    </style:style>
    <style:style style:name="P32" style:parent-style-name="Standard" style:family="paragraph"/>
    <style:style style:name="P33" style:parent-style-name="Standard" style:family="paragraph">
      <style:paragraph-properties fo:margin-left="0.5in">
        <style:tab-stops/>
      </style:paragraph-properties>
      <style:text-properties fo:color="#FF0000"/>
    </style:style>
    <style:style style:name="P34" style:parent-style-name="Standard" style:family="paragraph"/>
    <style:style style:name="P35" style:parent-style-name="Standard" style:family="paragraph"/>
    <style:style style:name="P36" style:parent-style-name="Standard" style:family="paragraph">
      <style:paragraph-properties fo:margin-left="0.5in">
        <style:tab-stops/>
      </style:paragraph-properties>
      <style:text-properties fo:color="#FF0000"/>
    </style:style>
    <style:style style:name="P37" style:parent-style-name="Standard" style:family="paragraph"/>
    <style:style style:name="P38" style:parent-style-name="Standard" style:family="paragraph">
      <style:paragraph-properties fo:margin-left="0.5in">
        <style:tab-stops/>
      </style:paragraph-properties>
    </style:style>
    <style:style style:name="P39" style:parent-style-name="Standard" style:family="paragraph"/>
    <style:style style:name="P40" style:parent-style-name="Standard" style:family="paragraph">
      <style:paragraph-properties fo:margin-left="0.25in">
        <style:tab-stops/>
      </style:paragraph-properties>
      <style:text-properties fo:color="#FF0000"/>
    </style:style>
    <style:style style:name="P41" style:parent-style-name="Standard" style:family="paragraph"/>
    <style:style style:name="P42" style:parent-style-name="Standard" style:family="paragraph">
      <style:paragraph-properties fo:margin-top="0.1666in" fo:margin-bottom="0.1666in" fo:line-height="100%"/>
    </style:style>
    <style:style style:name="P43" style:parent-style-name="Standard" style:family="paragraph"/>
    <style:style style:name="P44" style:parent-style-name="Standard" style:family="paragraph">
      <style:paragraph-properties fo:margin-left="0.5in">
        <style:tab-stops/>
      </style:paragraph-properties>
    </style:style>
    <style:style style:name="P45" style:parent-style-name="Standard" style:family="paragraph"/>
    <style:style style:name="P46" style:parent-style-name="Standard" style:family="paragraph">
      <style:paragraph-properties fo:margin-left="0.5in">
        <style:tab-stops/>
      </style:paragraph-properties>
    </style:style>
    <style:style style:name="P47" style:parent-style-name="Standard" style:family="paragraph"/>
    <style:style style:name="P48" style:parent-style-name="Standard" style:family="paragraph">
      <style:paragraph-properties fo:margin-left="0.5in">
        <style:tab-stops/>
      </style:paragraph-properties>
    </style:style>
    <style:style style:name="P49" style:parent-style-name="Standard" style:family="paragraph"/>
    <style:style style:name="P50" style:parent-style-name="Standard" style:family="paragraph">
      <style:paragraph-properties fo:margin-left="0.5in">
        <style:tab-stops/>
      </style:paragraph-properties>
    </style:style>
    <style:style style:name="P51" style:parent-style-name="Standard" style:family="paragraph"/>
    <style:style style:name="P52" style:parent-style-name="Standard" style:family="paragraph"/>
    <style:style style:name="P53" style:parent-style-name="Standard" style:family="paragraph">
      <style:paragraph-properties fo:margin-left="0.5in">
        <style:tab-stops/>
      </style:paragraph-properties>
    </style:style>
    <style:style style:name="P54" style:parent-style-name="Standard" style:family="paragraph"/>
    <style:style style:name="P55" style:parent-style-name="Standard" style:family="paragraph">
      <style:paragraph-properties fo:margin-left="0.5in">
        <style:tab-stops/>
      </style:paragraph-properties>
    </style:style>
    <style:style style:name="P56" style:parent-style-name="Standard" style:family="paragraph"/>
    <style:style style:name="P57" style:parent-style-name="Standard" style:family="paragraph">
      <style:paragraph-properties fo:margin-left="0.5in">
        <style:tab-stops/>
      </style:paragraph-properties>
    </style:style>
    <style:style style:name="P58" style:parent-style-name="Standard" style:family="paragraph">
      <style:paragraph-properties fo:margin-left="0.5in">
        <style:tab-stops/>
      </style:paragraph-properties>
    </style:style>
    <style:style style:name="P59" style:parent-style-name="Standard" style:family="paragraph">
      <style:paragraph-properties fo:margin-left="0.5in">
        <style:tab-stops/>
      </style:paragraph-properties>
    </style:style>
    <style:style style:name="P60" style:parent-style-name="Standard" style:family="paragraph"/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>
      <style:paragraph-properties fo:margin-left="0.5in">
        <style:tab-stops/>
      </style:paragraph-properties>
    </style:style>
    <style:style style:name="P64" style:parent-style-name="Standard" style:family="paragraph"/>
    <style:style style:name="P65" style:parent-style-name="Standard" style:family="paragraph"/>
    <style:style style:name="P66" style:parent-style-name="Standard" style:family="paragraph"/>
    <style:style style:name="P67" style:parent-style-name="Standard" style:family="paragraph">
      <style:text-properties fo:color="#FF0000"/>
    </style:style>
    <style:style style:name="P68" style:parent-style-name="Standard" style:family="paragraph"/>
    <style:style style:name="P69" style:parent-style-name="Standard" style:family="paragraph">
      <style:paragraph-properties fo:margin-left="0.5in">
        <style:tab-stops/>
      </style:paragraph-properties>
    </style:style>
    <style:style style:name="P70" style:parent-style-name="Standard" style:family="paragraph"/>
    <style:style style:name="P71" style:parent-style-name="Standard" style:family="paragraph">
      <style:paragraph-properties fo:margin-left="0.5in">
        <style:tab-stops/>
      </style:paragraph-properties>
    </style:style>
    <style:style style:name="P72" style:parent-style-name="Standard" style:family="paragraph"/>
    <style:style style:name="P73" style:parent-style-name="Standard" style:family="paragraph">
      <style:paragraph-properties fo:margin-left="0.5in">
        <style:tab-stops/>
      </style:paragraph-properties>
    </style:style>
    <style:style style:name="P74" style:parent-style-name="Standard" style:family="paragraph"/>
    <style:style style:name="P75" style:parent-style-name="Standard" style:family="paragraph">
      <style:paragraph-properties fo:margin-left="0.5in">
        <style:tab-stops/>
      </style:paragraph-properties>
    </style:style>
    <style:style style:name="P76" style:parent-style-name="Standard" style:family="paragraph">
      <style:paragraph-properties fo:margin-left="0.5in">
        <style:tab-stops/>
      </style:paragraph-properties>
    </style:style>
    <style:style style:name="P77" style:parent-style-name="Standard" style:family="paragraph"/>
    <style:style style:name="T78" style:parent-style-name="Fonteparág.padrão" style:family="text">
      <style:text-properties fo:font-style="italic" style:font-style-asian="italic"/>
    </style:style>
    <style:style style:name="T79" style:parent-style-name="Fonteparág.padrão" style:family="text">
      <style:text-properties fo:font-style="italic" style:font-style-asian="italic"/>
    </style:style>
    <style:style style:name="T80" style:parent-style-name="Fonteparág.padrão" style:family="text">
      <style:text-properties fo:font-style="italic" style:font-style-asian="italic"/>
    </style:style>
    <style:style style:name="T81" style:parent-style-name="Fonteparág.padrão" style:family="text">
      <style:text-properties fo:font-style="italic" style:font-style-asian="italic"/>
    </style:style>
    <style:style style:name="T82" style:parent-style-name="Fonteparág.padrão" style:family="text">
      <style:text-properties fo:font-style="italic" style:font-style-asian="italic"/>
    </style:style>
    <style:style style:name="T83" style:parent-style-name="Fonteparág.padrão" style:family="text">
      <style:text-properties fo:font-style="italic" style:font-style-asian="italic"/>
    </style:style>
    <style:style style:name="T84" style:parent-style-name="Fonteparág.padrão" style:family="text">
      <style:text-properties fo:font-style="italic" style:font-style-asian="italic"/>
    </style:style>
  </office:automatic-styles>
  <office:body>
    <office:text text:use-soft-page-breaks="true">
      <text:p text:style-name="P1"><text:span text:style-name="T2">ICC309 Redes de Computadores</text:span></text:p>
      <text:p text:style-name="P3"><text:span text:style-name="T4">Segunda lista de exercícios</text:span></text:p>
      <text:p text:style-name="Standard"/>
      <text:p text:style-name="P5"/>
      <text:list text:style-name="WWNum1">
        <text:list-item text:start-value="1">
          <text:p text:style-name="P6">Qual a função básica da camada de transporte?</text:p>
        </text:list-item>
      </text:list>
      <text:p text:style-name="P7"/>
      <text:list text:style-name="WWNum1" text:continue-numbering="true">
        <text:list-item>
          <text:p text:style-name="P8">Qual a diferença entre os serviços de entrega da<text:s/>camada de transporte e da camada de rede?</text:p>
        </text:list-item>
      </text:list>
      <text:p text:style-name="P9"/>
      <text:list text:style-name="WWNum1" text:continue-numbering="true">
        <text:list-item>
          <text:p text:style-name="P10">Quais as duas categorias de protocolos de transporte?</text:p>
        </text:list-item>
      </text:list>
      <text:p text:style-name="P11"/>
      <text:list text:style-name="WWNum1" text:continue-numbering="true">
        <text:list-item>
          <text:p text:style-name="P12">Descreva o mecanismo de controle de fluxo.<text:line-break/></text:p>
        </text:list-item>
        <text:list-item>
          <text:p text:style-name="P13">Descreva o mecanismo de controle de congestionamento.</text:p>
        </text:list-item>
      </text:list>
      <text:p text:style-name="P14"/>
      <text:list text:style-name="WWNum1" text:continue-numbering="true">
        <text:list-item>
          <text:p text:style-name="P15">Quais os mecanismos que o TCP utiliza para garantir a<text:s/>confiabilidade na comunicação entre processos?</text:p>
        </text:list-item>
      </text:list>
      <text:p text:style-name="P16"/>
      <text:list text:style-name="WWNum1" text:continue-numbering="true">
        <text:list-item>
          <text:p text:style-name="P17">No caso do UDP, é possível entregar, a um mesmo socket de destino, segmentos provenientes de hospedeiros diferentes? Justifique.<text:line-break/></text:p>
        </text:list-item>
        <text:list-item>
          <text:p text:style-name="P18">Qual a finalidade do número da porta de origem?</text:p>
        </text:list-item>
      </text:list>
      <text:p text:style-name="P19"/>
      <text:list text:style-name="WWNum1" text:continue-numbering="true">
        <text:list-item>
          <text:p text:style-name="P20">Qual é o tamanho mínimo de um<text:s/>segmento UDP?</text:p>
        </text:list-item>
      </text:list>
      <text:p text:style-name="Standard"/>
      <text:list text:style-name="WWNum1" text:continue-numbering="true">
        <text:list-item>
          <text:p text:style-name="P21">Mostre as entradas de um cabeçalho<text:s/><text:span text:style-name="T22">UDP</text:span><text:s/>que transporta uma mensagem de um cliente<text:s/><text:span text:style-name="T23">TFTP</text:span><text:s/>para um servidor<text:s/><text:span text:style-name="T24">TFTP.</text:span><text:s/>Preencha o campo de checksum com 0s. Escolha um número apropriado de porta de origem e de número de porta de destino. O comprimento<text:s/>dos dados é igual a 40 bytes. Mostre o pacote<text:s/><text:span text:style-name="T25">UDP</text:span>, usando o formato indicado na Figura do slide 15.</text:p>
        </text:list-item>
      </text:list>
      <text:p text:style-name="Standard"/>
      <text:list text:style-name="WWNum1" text:continue-numbering="true">
        <text:list-item>
          <text:p text:style-name="P26">Um cliente usa UDP para transmitir dados a um servidor. Os dados têm 16 bytes. Calcule a eficiência dessa transmissão no nível UDP (razão entre bytes úteis e o total de bytes).</text:p>
        </text:list-item>
        <text:list-item>
          <text:p text:style-name="P27">O sistema de redes de computadores funciona através de uma hierarquia de camadas, onde cada camada implementa um conjunto de<text:s/><text:tab/>serviços diferentes para a comunicação. Em cada uma dessas<text:s/><text:tab/>camadas o pacote de dados que queremos transmitir recebe um novo cabeçalho e, consequentemente, um novo nome. Indique quais os nomes que os pacotes recebem nas camadas de<text:s/><text:span text:style-name="T28">Aplicação</text:span>,<text:s/><text:span text:style-name="T29">Transporte</text:span>,<text:s/><text:span text:style-name="T30">Rede</text:span><text:s/>e<text:s/><text:span text:style-name="T31">Enlace</text:span>.</text:p>
        </text:list-item>
        <text:list-item>
          <text:p text:style-name="P32">Defina janela deslizante.</text:p>
        </text:list-item>
      </text:list>
      <text:p text:style-name="P33"/>
      <text:list text:style-name="WWNum1" text:continue-numbering="true">
        <text:list-item>
          <text:p text:style-name="P34">Descreva com suas palavras o protocolo Go-Back-N e o protocolo Retransmissão Seletiva.<text:line-break/><text:line-break/></text:p>
        </text:list-item>
      </text:list>
      <text:p text:style-name="Standard"/>
      <text:p text:style-name="Standard"/>
      <text:p text:style-name="Standard"/>
      <text:list text:style-name="WWNum1" text:continue-numbering="true">
        <text:list-item>
          <text:p text:style-name="P35">Por que os elementos intermediários não mantêm o estado de uma conexão TCP?</text:p>
        </text:list-item>
      </text:list>
      <text:p text:style-name="P36"/>
      <text:list text:style-name="WWNum1" text:continue-numbering="true">
        <text:list-item>
          <text:p text:style-name="P37">Qual é a carga útil dos segmentos enviados no procedimento de estabelecimento de conexão?</text:p>
        </text:list-item>
      </text:list>
      <text:p text:style-name="P38"/>
      <text:list text:style-name="WWNum1" text:continue-numbering="true">
        <text:list-item>
          <text:p text:style-name="P39">Quando o TCP deve de fato enviar dados que estão nos buffers?</text:p>
        </text:list-item>
      </text:list>
      <text:p text:style-name="P40"/>
      <text:list text:style-name="WWNum1" text:continue-numbering="true">
        <text:list-item>
          <text:p text:style-name="P41">Como é estimado o tamanho do MSS?</text:p>
        </text:list-item>
        <text:list-item>
          <text:p text:style-name="P42">Consulte o RFC 854 e o RFC 1323 para conhecer mais detalhes sobre o campo opções de um segmento TCP. Elabore sobre as opções “Você está aí” e “Escala de Janela TCP”.</text:p>
        </text:list-item>
      </text:list>
      <text:p text:style-name="Standard"/>
      <text:list text:style-name="WWNum1" text:continue-numbering="true">
        <text:list-item>
          <text:p text:style-name="P43">Qual é a causa mais provável da expiração do<text:s/>temporizador de um segmento?</text:p>
        </text:list-item>
      </text:list>
      <text:p text:style-name="P44"/>
      <text:list text:style-name="WWNum1" text:continue-numbering="true">
        <text:list-item>
          <text:p text:style-name="P45">Qual a diferença entre controle de fluxo e controle de congestionamento?</text:p>
        </text:list-item>
      </text:list>
      <text:p text:style-name="P46"/>
      <text:list text:style-name="WWNum1" text:continue-numbering="true">
        <text:list-item>
          <text:p text:style-name="P47">Quais são as três fases de uma comunicação orientada a conexão?</text:p>
        </text:list-item>
      </text:list>
      <text:p text:style-name="P48"/>
      <text:list text:style-name="WWNum1" text:continue-numbering="true">
        <text:list-item>
          <text:p text:style-name="P49">Quais campos estão presentes no cabeçalho TCP mas ausentes no UDP? Por que eles não são<text:s/>necessários?</text:p>
        </text:list-item>
      </text:list>
      <text:p text:style-name="P50"/>
      <text:list text:style-name="WWNum1" text:continue-numbering="true">
        <text:list-item>
          <text:p text:style-name="P51">É possível que uma aplicação desfrute de transferência confiável de dados mesmo quando roda sobre UDP? Caso a resposta seja afirmativa, como isso acontece?</text:p>
        </text:list-item>
      </text:list>
      <text:p text:style-name="Standard"/>
      <text:list text:style-name="WWNum1" text:continue-numbering="true">
        <text:list-item>
          <text:p text:style-name="P52">Nos protocolos rdt, por que é necessário introduzir números de sequência?</text:p>
        </text:list-item>
      </text:list>
      <text:p text:style-name="P53"/>
      <text:list text:style-name="WWNum1" text:continue-numbering="true">
        <text:list-item>
          <text:p text:style-name="P54">Nos protocolos rdt, por que é necessário introduzir temporizadores?</text:p>
        </text:list-item>
      </text:list>
      <text:p text:style-name="P55"/>
      <text:list text:style-name="WWNum1" text:continue-numbering="true">
        <text:list-item>
          <text:p text:style-name="P56">Suponha que o hospedeiro A envie dois segmentos TCP um atrás do outro ao hospedeiro B sobre uma conexão TCP. O primeiro segmento tem número de sequência 90 e o segundo, número de sequência 110.</text:p>
        </text:list-item>
      </text:list>
      <text:p text:style-name="P57">a.<text:s/>Quantos dados tem o primeiro segmento?</text:p>
      <text:p text:style-name="P58">b. Suponha que o primeiro segmento seja perdido, mas o segundo chegue a B. No reconhecimento que B envia a A, qual será o número de reconhecimento?</text:p>
      <text:p text:style-name="P59"/>
      <text:list text:style-name="WWNum1" text:continue-numbering="true">
        <text:list-item>
          <text:p text:style-name="P60">O UDP e o TCP usam complementos de 1 para suas somas de verificação. Suponha que você tenha as seguintes três palavras de 8 bits: 01010011, 01100110 e 01110100. Qual é o complemento de 1 para as somas dessas palavras? (Note que, embora o UDP e o TCP usem palavras de 16 bits no cálculo da soma de verificação, nesse problema solicitamos que você considere somas de 8 bits.) Mostre todo o trabalho. Por que o UDP toma o complemento de 1 da soma, isto é, por que não toma apenas a soma? Com o esquema de complemento de 1, como o destinatário detecta erros? É possível que um erro de 1 bit passe despercebido? E um erro de 2 bits?</text:p>
        </text:list-item>
      </text:list>
      <text:p text:style-name="Standard"/>
      <text:list text:style-name="WWNum1" text:continue-numbering="true">
        <text:list-item>
          <text:p text:style-name="P61">Uma conexão TCP precisa transferir 5.000 bytes de um arquivo. A numeração do primeiro byte é 10.001. Quais são os números de sequência para cada segmento se os dados forem enviados em cinco segmentos, cada<text:s/>um deles transportando 1.000 bytes?</text:p>
        </text:list-item>
      </text:list>
      <text:p text:style-name="Standard"/>
      <text:list text:style-name="WWNum1" text:continue-numbering="true">
        <text:list-item>
          <text:p text:style-name="P62">Qual é o valor da janela de recepção (rwnd) para o hospedeiro A, se o destinatário, o hospedeiro B, tiver um tamanho de buffer igual a 5.000 bytes e 1.000 bytes de dados recebidos e não processados?</text:p>
        </text:list-item>
      </text:list>
      <text:p text:style-name="P63"/>
      <text:list text:style-name="WWNum1" text:continue-numbering="true">
        <text:list-item>
          <text:p text:style-name="P64">Qual o tamanho da janela para o hospedeiro A se o valor de rwnd for 3.000 bytes e o valor de cwnd for 3.500 bytes?</text:p>
        </text:list-item>
      </text:list>
      <text:p text:style-name="Standard"/>
      <text:list text:style-name="WWNum1" text:continue-numbering="true">
        <text:list-item>
          <text:p text:style-name="P65">O TCP do hospedeiro A abre uma conexão usando um número de sequência inicial igual a 14.534. O TCP do hospedeiro B (receptor) abre a conexão com um número de sequência inicial igual a 21.732. Mostre graficamente os três segmentos TCP de estabelecimento da conexão.</text:p>
        </text:list-item>
      </text:list>
      <text:p text:style-name="Standard"/>
      <text:list text:style-name="WWNum1" text:continue-numbering="true">
        <text:list-item>
          <text:p text:style-name="P66">Em uma conexão, o valor de cwnd é 3.000 e o valor de rwnd é 5.000. O hospedeiro transmitiu 2.000 bytes que ainda não foram confirmados.<text:s/>Quantos bytes mais podem ser transmitidos?</text:p>
        </text:list-item>
      </text:list>
      <text:p text:style-name="P67"/>
      <text:list text:style-name="WWNum1" text:continue-numbering="true">
        <text:list-item>
          <text:p text:style-name="P68">Um cliente usa TCP para enviar dados a um servidor. O total de dados é de 16 bytes. Calcule a eficiência dessa transmissão no nível TCP (razão entre os bytes úteis e o total de bytes).</text:p>
        </text:list-item>
      </text:list>
      <text:p text:style-name="P69"/>
      <text:list text:style-name="WWNum1" text:continue-numbering="true">
        <text:list-item>
          <text:p text:style-name="P70">O TCP está transmitindo dados a 1 Mbyte/s. Se o número de sequência iniciar com 7.000, quanto tempo levará até o número de sequência retornar a zero?</text:p>
        </text:list-item>
      </text:list>
      <text:p text:style-name="P71"/>
      <text:list text:style-name="WWNum1" text:continue-numbering="true">
        <text:list-item>
          <text:p text:style-name="P72">Os hospedeiros A e B estão diretamente conectados com um enlace de 100 Mbits/s. Existe uma conexão TCP entre os dois hospedeiros, e<text:s/>A está enviando a B um arquivo enorme por meio dessa conexão. O hospedeiro A pode enviar seus dados da aplicação para o socket TCP a uma taxa que chega a 120 Mbits/s, mas o hospedeiro B pode ler o buffer de recebimento TCP a uma taxa de 50 Mbits/s. Descreva o efeito do controle de fluxo do TCP.</text:p>
        </text:list-item>
      </text:list>
      <text:p text:style-name="P73"/>
      <text:list text:style-name="WWNum1" text:continue-numbering="true">
        <text:list-item>
          <text:p text:style-name="P74">Suponha que o buffer de recepção do hospedeiro B fique tão cheio que rwnd = 0. Após anunciar ao hospedeiro A que rwnd = 0, imagine que B não tenha nada para enviar ao hospedeiro A. Enquanto o processo de aplicação<text:s/>em B esvazia o buffer, o TCP não envia novos segmentos com novos valores rwnd para o hospedeiro A. Na verdade, o TCP lhe enviará um segmento somente se tiver dados ou um reconhecimento para enviar. Por conseguinte, o hospedeiro A nunca será informado de que foi aberto algum espaço no buffer de recepção do hospedeiro B: ele ficará bloqueado e não poderá transmitir mais dados! Como resolver esse impasse?<text:line-break/></text:p>
        </text:list-item>
      </text:list>
      <text:p text:style-name="Standard"/>
      <text:p text:style-name="P75"/>
      <text:p text:style-name="P76"/>
      <text:soft-page-break/>
      <text:list text:style-name="WWNum1" text:continue-numbering="true">
        <text:list-item>
          <text:p text:style-name="P77">Suponha que os cinco valores de<text:s/><text:span text:style-name="T78">SampleRTT</text:span><text:s/>medidos sejam 106 ms, 120 ms, 140 ms, 90 ms e 115 ms. Calcule o<text:s/><text:span text:style-name="T79">EstimatedRTT</text:span><text:s/>depois que forem obtidos cada um desses valores de<text:s/><text:span text:style-name="T80">SampleRTT</text:span>, usando um valor de<text:s/>𝜶= 0,125 e supondo que o valor de<text:s/><text:span text:style-name="T81">EstimatedRTT</text:span><text:s/>seja 100 ms imediatamente antes que a primeira dessas cinco amostras seja obtida. Calcule também o<text:s/><text:span text:style-name="T82">DevRTT</text:span><text:s/>após<text:s/>a obtenção de cada amostra, considerando um valor de<text:s/>𝜷= 0,25 e que o valor de<text:s/><text:span text:style-name="T83">DevRTT<text:s/></text:span>seja 5 ms imediatamente antes que a primeira dessas cinco amostras seja obtida. Por fim, calcule o<text:s/><text:span text:style-name="T84">TimeoutInterval</text:span><text:s/>do TCP após a obtenção de cada uma dessas amostras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+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2LVL2" text:bullet-char="+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2LVL3" text:bullet-char="+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2LVL4" text:bullet-char="+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2LVL5" text:bullet-char="+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2LVL6" text:bullet-char="+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2LVL7" text:bullet-char="+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2LVL8" text:bullet-char="+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2LVL9" text:bullet-char="+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Edjair Mota</dc:creator>
    <meta:creation-date>2021-09-22T21:06:00Z</meta:creation-date>
    <dc:date>2023-05-03T14:40:00Z</dc:date>
    <meta:template xlink:href="Normal" xlink:type="simple"/>
    <meta:editing-cycles>3</meta:editing-cycles>
    <meta:editing-duration>PT360S</meta:editing-duration>
    <meta:user-defined meta:name="GrammarlyDocumentId">59aa01023bf75761a13888005092e32996c2fbb3004bec99ab9d44ac61b68ef6</meta:user-defined>
    <meta:document-statistic meta:page-count="4" meta:paragraph-count="50" meta:word-count="1200" meta:character-count="6732" meta:row-count="150" meta:non-whitespace-character-count="5582"/>
  </office:meta>
</office:document-meta>
</file>